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d4d07"/>
    </style:style>
    <style:style style:name="P3" style:family="paragraph" style:parent-style-name="Standard">
      <style:text-properties fo:font-style="italic" officeooo:rsid="000bbc2b" officeooo:paragraph-rsid="000bbc2b" style:font-style-asian="italic" style:font-style-complex="italic"/>
    </style:style>
    <style:style style:name="P4" style:family="paragraph" style:parent-style-name="Standard">
      <style:text-properties fo:font-style="italic" officeooo:rsid="000d4d07" officeooo:paragraph-rsid="000d4d07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8884"/>
    </style:style>
    <style:style style:name="T3" style:family="text">
      <style:text-properties officeooo:rsid="00098458"/>
    </style:style>
    <style:style style:name="T4" style:family="text">
      <style:text-properties officeooo:rsid="000b4b2e"/>
    </style:style>
    <style:style style:name="T5" style:family="text">
      <style:text-properties officeooo:rsid="000eb6e5"/>
    </style:style>
    <style:style style:name="T6" style:family="text">
      <style:text-properties officeooo:rsid="000ed1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 "Javascript for React" Part I - Jan 5th 7pm</text:p>
      <text:p text:style-name="Standard">-----</text:p>
      <text:p text:style-name="Standard"><text:span text:style-name="T1">Q1.</text:span> What is the difference between function declaration and function expression?</text:p>
      <text:p text:style-name="Standard"><text:tab/>Function Declaration is hosted and it's possible to call it from anywhere in the program (before or after its declaration).</text:p>
      <text:p text:style-name="Standard"><text:tab/>Function Expression is NOT ho<text:span text:style-name="T3">i</text:span>sted and the function will be "stored" in a binder.</text:p>
      <text:p text:style-name="Standard"/>
      <text:p text:style-name="Standard"><text:span text:style-name="T1">Q2.</text:span> What does destructuring an object mean? How does it work when passing an object as a function argument? And how can you destructure an object nested in another object?</text:p>
      <text:p text:style-name="Standard"><text:tab/>Destructuring allows to extract one variable from an object which contains that variable as its property.</text:p>
      <text:p text:style-name="Standard"><text:tab/>For instance, when passing an object to a function as parameter and that object has "a: 1" and "b: 2" properties, it is possible in the function declaration has "({a})" as argument, so the function will receive only "a".</text:p>
      <text:p text:style-name="Standard"><text:s/>In order to destructure a nested object, one needs to specify it in the function declaration, opening the object up to the desiraded one. For instance the passed object is</text:p>
      <text:p text:style-name="Standard"><text:s/>{</text:p>
      <text:p text:style-name="Standard"><text:s text:c="3"/>a: {number: 1},</text:p>
      <text:p text:style-name="Standard"><text:s text:c="3"/>b: 2</text:p>
      <text:p text:style-name="Standard"><text:s/>}</text:p>
      <text:p text:style-name="Standard"><text:s text:c="2"/>the function declaration has to have "function x({a: {number}}")</text:p>
      <text:p text:style-name="Standard"><text:tab/><text:span text:style-name="T4">The same is applied for arrays.</text:span></text:p>
      <text:p text:style-name="Standard"/>
      <text:p text:style-name="Standard"><text:span text:style-name="T1">Q3.</text:span> What is object literal enhancement?</text:p>
      <text:p text:style-name="Standard"><text:tab/>It does the opposite of destructuring.</text:p>
      <text:p text:style-name="Standard"><text:tab/>It is possible to join different variables into one place by defining an object binder which receives those different variables to be the object's properties.</text:p>
      <text:p text:style-name="Standard"><text:s/>Also, using back quote (`) is possible to do the joining by `{binder-name}`.</text:p>
      <text:p text:style-name="Standard"/>
      <text:p text:style-name="Standard"><text:span text:style-name="T1">Q4.</text:span> What can you use the spread operator for?</text:p>
      <text:p text:style-name="Standard"><text:tab/>Some of its use:</text:p>
      <text:p text:style-name="Standard"><text:s/>- to get an array's content, exemplo: newArray = [...oldArray, newItem]</text:p>
      <text:p text:style-name="Standard"><text:s/>- same above to objects</text:p>
      <text:p text:style-name="Standard"><text:soft-page-break/>- REST parameters, which enables to receive a dynamic number of parameters setting them in an array. The function's definition has to be as parameter something like "(...params)".</text:p>
      <text:p text:style-name="Standard"/>
      <text:p text:style-name="P3">function x(a = 1, ...others) {</text:p>
      <text:p text:style-name="P3"><text:tab/>// <text:span text:style-name="T6">x<text:tab/></text:span><text:span text:style-name="T5">a is gonna be 10, and others = [20, 30]</text:span></text:p>
      <text:p text:style-name="P3">}</text:p>
      <text:p text:style-name="P4">x(10, 20, 30)</text:p>
      <text:p text:style-name="P2"/>
      <text:p text:style-name="Standard"><text:span text:style-name="T1">BONUS 1:</text:span> Why can you omit "return" in arrow functions?</text:p>
      <text:p text:style-name="Standard"><text:tab/>When there is only one line inside an arrow function, the curly braces can be omitted. In this case, that line will be returned, so the "return" word is omitted <text:span text:style-name="T2">too</text:span>.</text:p>
      <text:p text:style-name="Standard"/>
      <text:p text:style-name="Standard"><text:span text:style-name="T1">BONUS 2:</text:span> How regular function declarations and arrow functions treat the scope (this) differently?</text:p>
      <text:p text:style-name="Standard"><text:tab/>In a Function declaration "this" recalls for the global object, whereas in an arrow function it is related to the its local scope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Waree" svg:font-family="Ware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8T09:26:23.530550737</meta:creation-date>
    <dc:date>2021-01-05T20:09:32.484290404</dc:date>
    <meta:editing-duration>PT24M38S</meta:editing-duration>
    <meta:editing-cycles>4</meta:editing-cycles>
    <meta:generator>LibreOffice/6.4.1.2$Linux_X86_64 LibreOffice_project/4d224e95b98b138af42a64d84056446d09082932</meta:generator>
    <meta:document-statistic meta:table-count="0" meta:image-count="0" meta:object-count="0" meta:page-count="2" meta:paragraph-count="32" meta:word-count="401" meta:character-count="2330" meta:non-whitespace-character-count="1936"/>
  </office:meta>
</office:document-meta>
</file>